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/>
    </style:style>
  </office:automatic-styles>
  <office:body>
    <office:text text:use-soft-page-breaks="true">
      <text:p text:style-name="P1">Project steps and rationale</text:p>
      <text:p text:style-name="Standard"/>
      <text:p text:style-name="Standard">1. Curate protein data by combining Jorge and our collaborators’ data.</text:p>
      <text:p text:style-name="Standard">2. Determine which proteins have PDB files associated with their Uniprot entries (different entries for each different species).</text:p>
      <text:p text:style-name="Standard">3. Filter for those proteins.</text:p>
      <text:p text:style-name="Standard">4. Determine the interface residues for each protein.</text:p>
      <text:p text:style-name="Standard">5. Cull proteins that exist in dimers – their structure may be influenced by their partners in the dimeric state.</text:p>
      <text:p text:style-name="Standard">6. Download the corresponding AlphaFold files (mmCIF and .json).</text:p>
      <text:p text:style-name="Standard"><text:tab/>- Determine how to parse these files and compare them to the PDB files of the curated proteins.</text:p>
      <text:p text:style-name="Standard">7. Use Jorge’s script to filter and download the desired PDB files.</text:p>
      <text:p text:style-name="Standard">8. Compare the coordinates of the PDB files with the coordinates of the AlphaFold files.</text:p>
      <text:p text:style-name="Standard"><text:tab/>- ADDITIONAL – use AlphaFold to generate several conformations of each protein and compare to the collected PDB files.</text:p>
      <text:p text:style-name="Standard">9.<text:s/>Develop a score to determine AlphaFold’s efficacy at prediction (I’m sure somebody already has, so maybe find it?)</text:p>
      <text:p text:style-name="Standard">10. <text:s/>Examine AlphaFold’s predictions of interface regions.</text:p>
      <text:p text:style-name="Standard">11. Could we use this to predict proteins with autoinhibitory function? And then compare it to the program developed by Gsponer’s lab in 2016 (see System-wide identification of cis-regulatory elements in proteins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rooks Perkins-Jechow</dc:creator>
    <meta:creation-date>2022-08-05T09:08:00Z</meta:creation-date>
    <dc:date>2022-08-18T20:25:00Z</dc:date>
    <meta:template xlink:href="Normal" xlink:type="simple"/>
    <meta:editing-cycles>3</meta:editing-cycles>
    <meta:editing-duration>PT2400S</meta:editing-duration>
    <meta:document-statistic meta:page-count="1" meta:paragraph-count="2" meta:word-count="188" meta:character-count="1263" meta:row-count="8" meta:non-whitespace-character-count="1077"/>
  </office:meta>
</office:document-meta>
</file>